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68cf" officeooo:paragraph-rsid="001968c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68cf" officeooo:paragraph-rsid="001968cf" style:font-weight-asian="normal" style:font-weight-complex="normal"/>
    </style:style>
    <style:style style:name="T1" style:family="text">
      <style:text-properties officeooo:rsid="0018c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My goal is to create a website for the GlassTees company. <text:s/>It will display featured items, previous work done by GlassTees, have a page for consumers to create their own shirt or glass engraving and be able to order products.</text:span></text:p>
      <text:p text:style-name="Standard"/>
      <text:p text:style-name="P1">Technologies:</text:p>
      <text:p text:style-name="P2"><text:tab/>-javascript</text:p>
      <text:p text:style-name="P2"><text:tab/>-paypal api</text:p>
      <text:p text:style-name="P2"><text:tab/>-bootstrap</text:p>
      <text:p text:style-name="P2"/>
      <text:p text:style-name="P2">programmableweb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22:28.864104664</meta:creation-date>
    <dc:date>2016-09-20T13:53:19.943968391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46" meta:character-count="293" meta:non-whitespace-character-count="248"/>
  </office:meta>
</office:document-meta>
</file>